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ncodingSniffer.ge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EncodingSniffer.getRe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EncodingSniffer.XmlEncodingSniffer( Reader reader , String encodingDefaul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EncodingSniffer.XmlEncodingSniffer( InputStream stream , String encodingOverri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EncodingSniffer.getJava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codingSniffer.getXml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